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27"/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22" style:family="table-cell" style:parent-style-name="Default">
      <style:table-cell-properties fo:background-color="#fffbcc"/>
    </style:style>
    <style:style style:name="ce6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7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e0efd4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10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1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2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24" style:family="table-cell" style:parent-style-name="Default">
      <style:table-cell-properties fo:background-color="#bee3d3"/>
    </style:style>
    <style:style style:name="ce35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5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40" style:family="table-cell" style:parent-style-name="Default">
      <style:table-cell-properties fo:background-color="#bce4e5"/>
    </style:style>
    <style:style style:name="ce26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8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25" style:family="table-cell" style:parent-style-name="Default">
      <style:table-cell-properties fo:background-color="#fcd4d1"/>
    </style:style>
    <style:style style:name="ce46" style:family="table-cell" style:parent-style-name="Default">
      <style:table-cell-properties fo:background-color="#fcd4d1"/>
      <style:text-properties style:text-underline-style="none" fo:font-weight="normal" style:font-weight-asian="bold" style:font-weight-complex="bold"/>
    </style:style>
    <style:style style:name="ce21" style:family="table-cell" style:parent-style-name="Default">
      <style:table-cell-properties fo:background-color="#59c5c7"/>
    </style:style>
    <style:style style:name="ce13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 office:value-type="string" calcext:value-type="string">
            <text:p>U7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5,636 mm</text:p>
          </table:table-cell>
          <table:table-cell table:number-columns-repeated="5"/>
          <table:table-cell office:value-type="string" calcext:value-type="string">
            <text:p>Space </text:p>
          </table:table-cell>
          <table:table-cell office:value-type="float" office:value="2540" calcext:value-type="float">
            <text:p>25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U7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5,6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BANK14_M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BANK14_N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BANK14_M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BANK14_N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BANK14_P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BANK14_P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BANK14_R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BANK14_R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BANK14_T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BANK14_T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BANK14_P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BANK14_P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BANK14_T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BANK14_R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BANK14_T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BANK14_R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BANK14_L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BANK14_N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BANK14_K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BANK14_K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BANK14_P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BANK14_P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BANK14_N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BANK14_P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BANK14_T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BANK14_R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BANK14_T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BANK14_R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BANK14_T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BANK14_R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BANK14_T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BANK14_R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BANK14_T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BANK14_R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BANK14_P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BANK14_R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BANK14_N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BANK14_M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BANK34_L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BANK34_P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BANK34_T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BANK34_T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BANK34_R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BANK34_T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BANK34_R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BANK34_R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BANK34_M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BANK34_N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BANK34_P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BANK34_P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BANK34_N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BANK34_P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BANK34_M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BANK34_M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ANK35_B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BANK35_A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8,01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BANK35_E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BANK35_K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BANK35_J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BANK35_J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BANK35_G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BANK35_G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BANK35_C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BANK35_C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BANK35_D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BANK35_D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BANK35_A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BANK35_A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ANK35_B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BANK35_A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BANK35_D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BANK35_C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BANK35_C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BANK35_C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ANK35_B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BANK35_A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BANK35_C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ANK35_B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BANK35_E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BANK35_D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BANK35_E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BANK35_D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BANK35_F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BANK35_E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BANK35_F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BANK35_E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BANK35_F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BANK35_F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BANK35_G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BANK35_G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BANK35_H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BANK35_H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BANK35_K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BANK35_J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BANK35_L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BANK35_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BANK35_H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BANK35_H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BANK35_J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BANK35_H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BANK35_K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BANK35_K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BANK35_L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BANK35_M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BANK35_N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BANK35_N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</table:table>
      <table:table table:name="AARS v2" table:style-name="ta1">
        <office:forms form:automatic-focus="false" form:apply-design-mode="false"/>
        <table:table-column table:style-name="co8" table:default-cell-style-name="ce22"/>
        <table:table-column table:style-name="co9" table:default-cell-style-name="ce23"/>
        <table:table-column table:style-name="co10" table:default-cell-style-name="ce24"/>
        <table:table-column table:style-name="co8" table:default-cell-style-name="ce22"/>
        <table:table-column table:style-name="co11" table:default-cell-style-name="ce23"/>
        <table:table-column table:style-name="co8" table:default-cell-style-name="ce24"/>
        <table:table-column table:style-name="co12" table:default-cell-style-name="ce25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table:number-columns-repeated="3"/>
          <table:table-cell table:style-name="ce13" table:number-columns-repeated="1008"/>
        </table:table-row>
        <table:table-row table:style-name="ro1" table:visibility="filter">
          <table:table-cell table:style-name="ce4" office:value-type="string" calcext:value-type="string">
            <text:p>Left Connector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26"/>
          <table:table-cell table:style-name="ce4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7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 calcext:value-type="string">
            <text:p>Right connector</text:p>
          </table:table-cell>
          <table:table-cell table:style-name="ce6"/>
          <table:table-cell table:style-name="ce12"/>
          <table:table-cell table:style-name="ce17"/>
          <table:table-cell table:style-name="ce6"/>
          <table:table-cell table:style-name="ce28"/>
          <table:table-cell table:style-name="ce6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8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table:style-name="ce40" office:value-type="string" calcext:value-type="string">
            <text:p>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_VREF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ARS v3.0" table:style-name="ta1">
        <office:forms form:automatic-focus="false" form:apply-design-mode="false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13" table:default-cell-style-name="ce25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office:value-type="string" calcext:value-type="string">
            <text:p>*Needs to be patched, because of an Mistake in V3.0, cut INTB line, wire SDRAM_A12 to pi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office:value-type="string" calcext:value-type="string">
            <text:p>*Needs to be patched, because of an error in V3.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table:style-name="ce40" office:value-type="string" calcext:value-type="string">
            <text:p>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ARS v3.1" table:style-name="ta1">
        <office:forms form:automatic-focus="false" form:apply-design-mode="false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13" table:default-cell-style-name="ce25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U70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0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0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0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0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0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0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0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0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*Fixed in V3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0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0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0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0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0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0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0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0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table:style-name="ce40" office:value-type="string" calcext:value-type="string">
            <text:p>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0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'AARS v2'.A1:'AARS v2'.N131" table:display-filter-buttons="true" table:orientation="column">
          <table:filter>
            <table:filter-and>
              <table:filter-condition table:field-number="8" table:value="Left" table:operator="=">
                <table:filter-set-item table:value="Left"/>
                <table:filter-set-item table:value="Right"/>
              </table:filter-condition>
            </table:filter-and>
          </table:filter>
        </table:database-range>
        <table:database-range table:name="__Anonymous_Sheet_DB__2" table:target-range-address="'AARS v3.0'.A1:'AARS v3.0'.K129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AARS v3.1'.A1:'AARS v3.1'.K1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  <number:text> mm</number:text>
    </number:number-style>
    <number:number-style style:name="N122">
      <number:number number:decimal-places="0" loext:min-decimal-places="0" number:min-integer-digits="0" number:grouping="true"/>
      <number:text> mm</number:text>
    </number:number-style>
    <number:number-style style:name="N123P0" style:volatile="true">
      <number:number number:decimal-places="0" loext:min-decimal-places="0" number:min-integer-digits="0" number:grouping="true"/>
      <number:text> mm</number:text>
    </number:number-style>
    <number:number-style style:name="N123">
      <number:number number:decimal-places="0" loext:min-decimal-places="0" number:min-integer-digits="5" number:grouping="true"/>
      <number:text> mm</number:text>
      <style:map style:condition="value()&gt;=0" style:apply-style-name="N123P0"/>
    </number:number-style>
    <number:number-style style:name="N125P0" style:volatile="true">
      <number:number number:decimal-places="0" loext:min-decimal-places="0" number:min-integer-digits="0" number:grouping="true"/>
      <number:text> mm</number:text>
    </number:number-style>
    <number:number-style style:name="N125P1" style:volatile="true">
      <number:number number:decimal-places="0" loext:min-decimal-places="0" number:min-integer-digits="5" number:grouping="true"/>
      <number:text> mm</number:text>
    </number:number-style>
    <number:number-style style:name="N125">
      <number:number number:decimal-places="0" loext:min-decimal-places="0" number:min-integer-digits="5" number:grouping="true"/>
      <number:text> m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loext:min-decimal-places="0" number:min-integer-digits="0" number:grouping="true"/>
      <number:text> mm</number:text>
    </number:number-style>
    <number:number-style style:name="N127P1" style:volatile="true">
      <number:text>-</number:text>
      <number:number number:decimal-places="0" loext:min-decimal-places="0" number:min-integer-digits="0" number:grouping="true"/>
      <number:text> mm</number:text>
    </number:number-style>
    <number:number-style style:name="N127">
      <number:number number:decimal-places="0" loext:min-decimal-places="0" number:min-integer-digits="5" number:grouping="true"/>
      <number:text> mm</number:text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6:38:58.380739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8T21:09:23.415942814</meta:creation-date>
    <dc:date>2020-07-18T14:06:59.467343697</dc:date>
    <meta:editing-duration>P19DT7H7S</meta:editing-duration>
    <meta:editing-cycles>45</meta:editing-cycles>
    <meta:generator>LibreOffice/6.4.4.2$Linux_X86_64 LibreOffice_project/40$Build-2</meta:generator>
    <meta:document-statistic meta:table-count="4" meta:cell-count="4617" meta:object-count="0"/>
  </office:meta>
</office:document-meta>
</file>